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d96b" officeooo:paragraph-rsid="0013d96b"/>
    </style:style>
    <style:style style:name="P2" style:family="paragraph" style:parent-style-name="Standard">
      <style:paragraph-properties fo:text-align="justify" style:justify-single-word="false"/>
      <style:text-properties officeooo:rsid="00158662" officeooo:paragraph-rsid="00158662"/>
    </style:style>
    <style:style style:name="P3" style:family="paragraph" style:parent-style-name="Standard">
      <style:paragraph-properties fo:text-align="justify" style:justify-single-word="false"/>
      <style:text-properties fo:font-size="24pt" style:text-underline-style="solid" style:text-underline-width="auto" style:text-underline-color="font-color" fo:font-weight="bold" officeooo:rsid="0013d96b" officeooo:paragraph-rsid="0013d96b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officeooo:rsid="0013d96b" officeooo:paragraph-rsid="0013d96b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3d96b" officeooo:paragraph-rsid="0013d96b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58662" officeooo:paragraph-rsid="00158662"/>
    </style:style>
    <style:style style:name="P7" style:family="paragraph" style:parent-style-name="Standard">
      <style:paragraph-properties fo:text-align="justify" style:justify-single-word="false"/>
      <style:text-properties fo:color="#666666" style:font-name="Cantarell" officeooo:rsid="00158662" officeooo:paragraph-rsid="00158662"/>
    </style:style>
    <style:style style:name="P8" style:family="paragraph" style:parent-style-name="Standard">
      <style:paragraph-properties fo:text-align="justify" style:justify-single-word="false"/>
      <style:text-properties fo:color="#666666" style:font-name="Cantarell" officeooo:rsid="0015b415" officeooo:paragraph-rsid="0015b415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officeooo:rsid="00158662" officeooo:paragraph-rsid="00158662"/>
    </style:style>
    <style:style style:name="P10" style:family="paragraph" style:parent-style-name="Standard">
      <style:text-properties fo:color="#000000" style:font-name="Liberation Serif" officeooo:rsid="0015b415" officeooo:paragraph-rsid="0015b415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officeooo:rsid="0015b415" officeooo:paragraph-rsid="0015b415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officeooo:rsid="0015b415" officeooo:paragraph-rsid="0017a152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officeooo:rsid="0017a152" officeooo:paragraph-rsid="0017a152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18pt" style:text-underline-style="solid" style:text-underline-width="auto" style:text-underline-color="font-color" officeooo:rsid="0017a152" officeooo:paragraph-rsid="0017a152" style:font-size-asian="18pt" style:font-size-complex="18pt"/>
    </style:style>
    <style:style style:name="T1" style:family="text">
      <style:text-properties officeooo:rsid="00158662"/>
    </style:style>
    <style:style style:name="T2" style:family="text">
      <style:text-properties style:font-name="Cantarell"/>
    </style:style>
    <style:style style:name="T3" style:family="text">
      <style:text-properties fo:color="#666666" style:font-name="Cantarell"/>
    </style:style>
    <style:style style:name="T4" style:family="text">
      <style:text-properties fo:color="#666666" officeooo:rsid="0015b415"/>
    </style:style>
    <style:style style:name="T5" style:family="text">
      <style:text-properties officeooo:rsid="0015b415"/>
    </style:style>
    <style:style style:name="T6" style:family="text">
      <style:text-properties officeooo:rsid="0017a1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nuel d'utilisation du projet SciMS :</text:p>
      <text:p text:style-name="P1"/>
      <text:p text:style-name="P4">Installation du projet :</text:p>
      <text:p text:style-name="P1"/>
      <text:p text:style-name="P2">Il vous faudra commencer par télécharger et décompresser l'archive contenant le projet.</text:p>
      <text:p text:style-name="P1"/>
      <text:p text:style-name="P1">Pour installer le projet vous pouvez procéder de deux manières différentes :</text:p>
      <text:p text:style-name="P1"/>
      <text:p text:style-name="P5">Avec les droits ro<text:span text:style-name="T1">ot</text:span> :</text:p>
      <text:p text:style-name="P1"><text:span text:style-name="T1">Dans le dossier du projet,</text:span> <text:span text:style-name="T1">entrez la commande suivante :</text:span></text:p>
      <text:p text:style-name="P2"><text:s text:c="4"/><text:span text:style-name="T3">sudo ./install.sh</text:span></text:p>
      <text:p text:style-name="P1"/>
      <text:p text:style-name="P6">Manuellement :</text:p>
      <text:p text:style-name="P2"><text:s text:c="3"/>Notre application doit se trouver à la racine d'un serveur. Nous allons donc ajouter un VirtualHost à la configuration d'apache.</text:p>
      <text:p text:style-name="P2">Dans le fichier <text:span text:style-name="T2">/etc/apache2/sites-available/000-default.conf</text:span>, ajoutez :</text:p>
      <text:p text:style-name="P7"><text:s text:c="4"/>&lt;VirtualHost *:8081&gt;</text:p>
      <text:p text:style-name="P7"><text:s text:c="8"/>DocumentRoot /var/www/html/projet</text:p>
      <text:p text:style-name="P7"><text:s text:c="4"/>&lt;/VirtualHost&gt;</text:p>
      <text:p text:style-name="P9">Pour compléter cette configuration, rajoutez au fichier <text:span text:style-name="T2">/etc/apache2/ports.conf :</text:span></text:p>
      <text:p text:style-name="P11"><text:span text:style-name="T2"><text:s text:c="5"/></text:span><text:span text:style-name="T3">Listen 8081</text:span></text:p>
      <text:p text:style-name="P11">Dans notre projet, nous utilisons des directives dans un fichier <text:span text:style-name="T2">htaccess, </text:span>donc nous devons activer l'interprétation de ces fichiers par apache. Modifiez le fichier <text:span text:style-name="T2">/etc/apache2/apache2.conf</text:span> :</text:p>
      <text:p text:style-name="P8"><text:s text:c="4"/>&lt;Directory /var/www/html&gt;</text:p>
      <text:p text:style-name="P8"><text:s text:c="8"/>AllowOverride All</text:p>
      <text:p text:style-name="P8"><text:s text:c="4"/>&lt;/Directory&gt;</text:p>
      <text:p text:style-name="P11">Pour terminer avec la configuration d'Apache2, veuillez activer le module <text:span text:style-name="T2">rewrite</text:span> pour la bonne interprétation des fichiers <text:span text:style-name="T2">htaccess </text:span>:</text:p>
      <text:p text:style-name="P11"><text:s text:c="4"/><text:span text:style-name="T3">a2enmod rewrite</text:span></text:p>
      <text:p text:style-name="P11">Pour conclure veuillez redémarrer le serveur Apache2 :</text:p>
      <text:p text:style-name="P11"><text:s text:c="4"/><text:span text:style-name="T3">service apache2 restart</text:span></text:p>
      <text:p text:style-name="P11"/>
      <text:p text:style-name="P11">Nous avons précédemment convenu que les sources du projet se trouveront dans le dossier : <text:span text:style-name="T2">/var/www/html/projet</text:span>, vous devrez donc copier l’intégralité des sources dans <text:span text:style-name="T6">c</text:span>e dossier sans oublier les fichiers cachés :</text:p>
      <text:p text:style-name="P8"><text:s text:c="4"/>cp -r scims/* /var/www/html/projet</text:p>
      <text:p text:style-name="P8"><text:s text:c="4"/>cp scims/.h* /var/www/html/projet</text:p>
      <text:p text:style-name="P11"/>
      <text:p text:style-name="P13">Pour finaliser l'installation du projet, vous devrez terminer par l'importation de la base de données. L'exportation de notre base se trouve dans le fichier <text:span text:style-name="T2">scims/Domain/SQL/scims.sql</text:span><text:span text:style-name="T4">. </text:span>En supposant qu'il existe une base de données <text:span text:style-name="T2">projet</text:span>, avec un utilisateur <text:span text:style-name="T2">projet:tejorp</text:span>, vous pourrez entrer cette commande :</text:p>
      <text:p text:style-name="P13"><text:span text:style-name="T2"><text:s text:c="4"/></text:span><text:span text:style-name="T3">mysql --user=projet --password=tejorp projet &lt; scims/Domain/SQL/scims.sql</text:span></text:p>
      <text:p text:style-name="P13">Dans le cas où, vous avez une base de données configuré autrement, il vous faudra modifier le fichier <text:span text:style-name="T2">scims/Config/Config.php</text:span><text:span text:style-name="T5">.</text:span></text:p>
      <text:p text:style-name="P11"/>
      <text:p text:style-name="P11"/>
      <text:p text:style-name="P14"><text:soft-page-break/>Utilisation :</text:p>
      <text:p text:style-name="P13"/>
      <text:p text:style-name="P13">Entrez dans la barre d'adresse de votre navigateur :</text:p>
      <text:p text:style-name="P13"><text:s text:c="4"/><text:a xlink:type="simple" xlink:href="http://localhost:8081/" text:style-name="Internet_20_link" text:visited-style-name="Visited_20_Internet_20_Link"><text:span text:style-name="T2">http://localhost:8081</text:span>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6:24:49.985365342</meta:creation-date>
    <dc:date>2016-12-06T18:04:08.095775257</dc:date>
    <meta:editing-duration>PT37M46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2" meta:paragraph-count="32" meta:word-count="280" meta:character-count="2107" meta:non-whitespace-character-count="1793"/>
  </office:meta>
</office:document-meta>
</file>